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F600000113D8209FBD01FB63D7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0.04cm" svg:height="5.5cm" draw:z-index="0"><draw:image xlink:href="Pictures/10000000000001F600000113D8209FBD01FB63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11T21:46:55.943022000</meta:creation-date>
    <dc:date>2021-11-11T21:48:59.141904000</dc:date>
    <meta:editing-duration>PT24S</meta:editing-duration>
    <meta:editing-cycles>2</meta:editing-cycles>
    <meta:generator>LibreOffice/6.3.3.2$MacOSX_X86_64 LibreOffice_project/a64200df03143b798afd1ec74a12ab50359878e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